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rascunho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eedy-1</text:p>
          </table:table-cell>
          <table:table-cell office:value-type="string" calcext:value-type="string">
            <text:p>Rede-1</text:p>
          </table:table-cell>
          <table:table-cell office:value-type="string" calcext:value-type="string">
            <text:p>Greedy-2</text:p>
          </table:table-cell>
          <table:table-cell office:value-type="string" calcext:value-type="string">
            <text:p>Rede-2</text:p>
          </table:table-cell>
          <table:table-cell office:value-type="string" calcext:value-type="string">
            <text:p>Greedy-3</text:p>
          </table:table-cell>
          <table:table-cell office:value-type="string" calcext:value-type="string">
            <text:p>Rede-3</text:p>
          </table:table-cell>
          <table:table-cell/>
        </table:table-row>
        <table:table-row table:style-name="ro1">
          <table:table-cell table:number-columns-repeated="2" office:value-type="float" office:value="36335.8" calcext:value-type="float">
            <text:p>36335,8</text:p>
          </table:table-cell>
          <table:table-cell table:number-columns-repeated="2" office:value-type="float" office:value="29226.9" calcext:value-type="float">
            <text:p>29226,9</text:p>
          </table:table-cell>
          <table:table-cell office:value-type="float" office:value="212713" calcext:value-type="float">
            <text:p>212713</text:p>
          </table:table-cell>
          <table:table-cell office:value-type="float" office:value="210377" calcext:value-type="float">
            <text:p>210377</text:p>
          </table:table-cell>
          <table:table-cell/>
        </table:table-row>
        <table:table-row table:style-name="ro1">
          <table:table-cell table:number-columns-repeated="2" office:value-type="float" office:value="40586" calcext:value-type="float">
            <text:p>40586</text:p>
          </table:table-cell>
          <table:table-cell office:value-type="float" office:value="31408.1" calcext:value-type="float">
            <text:p>31408,1</text:p>
          </table:table-cell>
          <table:table-cell office:value-type="float" office:value="31786.9" calcext:value-type="float">
            <text:p>31786,9</text:p>
          </table:table-cell>
          <table:table-cell office:value-type="float" office:value="213249" calcext:value-type="float">
            <text:p>213249</text:p>
          </table:table-cell>
          <table:table-cell office:value-type="float" office:value="209292" calcext:value-type="float">
            <text:p>209292</text:p>
          </table:table-cell>
          <table:table-cell/>
        </table:table-row>
        <table:table-row table:style-name="ro1">
          <table:table-cell office:value-type="float" office:value="38414" calcext:value-type="float">
            <text:p>38414</text:p>
          </table:table-cell>
          <table:table-cell office:value-type="float" office:value="39629.7" calcext:value-type="float">
            <text:p>39629,7</text:p>
          </table:table-cell>
          <table:table-cell table:number-columns-repeated="2" office:value-type="float" office:value="30041.8" calcext:value-type="float">
            <text:p>30041,8</text:p>
          </table:table-cell>
          <table:table-cell office:value-type="float" office:value="255452" calcext:value-type="float">
            <text:p>255452</text:p>
          </table:table-cell>
          <table:table-cell office:value-type="float" office:value="256112" calcext:value-type="float">
            <text:p>256112</text:p>
          </table:table-cell>
          <table:table-cell/>
        </table:table-row>
        <table:table-row table:style-name="ro1">
          <table:table-cell office:value-type="float" office:value="36489.9" calcext:value-type="float">
            <text:p>36489,9</text:p>
          </table:table-cell>
          <table:table-cell office:value-type="float" office:value="36571.8" calcext:value-type="float">
            <text:p>36571,8</text:p>
          </table:table-cell>
          <table:table-cell office:value-type="float" office:value="27177.1" calcext:value-type="float">
            <text:p>27177,1</text:p>
          </table:table-cell>
          <table:table-cell office:value-type="float" office:value="26498" calcext:value-type="float">
            <text:p>26498</text:p>
          </table:table-cell>
          <table:table-cell office:value-type="float" office:value="267328" calcext:value-type="float">
            <text:p>267328</text:p>
          </table:table-cell>
          <table:table-cell office:value-type="float" office:value="266468" calcext:value-type="float">
            <text:p>266468</text:p>
          </table:table-cell>
          <table:table-cell/>
        </table:table-row>
        <table:table-row table:style-name="ro1">
          <table:table-cell office:value-type="float" office:value="37535.3" calcext:value-type="float">
            <text:p>37535,3</text:p>
          </table:table-cell>
          <table:table-cell office:value-type="float" office:value="37377" calcext:value-type="float">
            <text:p>37377</text:p>
          </table:table-cell>
          <table:table-cell office:value-type="float" office:value="29033.3" calcext:value-type="float">
            <text:p>29033,3</text:p>
          </table:table-cell>
          <table:table-cell office:value-type="float" office:value="29904.1" calcext:value-type="float">
            <text:p>29904,1</text:p>
          </table:table-cell>
          <table:table-cell office:value-type="float" office:value="293756" calcext:value-type="float">
            <text:p>293756</text:p>
          </table:table-cell>
          <table:table-cell office:value-type="float" office:value="290494" calcext:value-type="float">
            <text:p>290494</text:p>
          </table:table-cell>
          <table:table-cell/>
        </table:table-row>
        <table:table-row table:style-name="ro1">
          <table:table-cell office:value-type="float" office:value="39266.1" calcext:value-type="float">
            <text:p>39266,1</text:p>
          </table:table-cell>
          <table:table-cell office:value-type="float" office:value="38946.2" calcext:value-type="float">
            <text:p>38946,2</text:p>
          </table:table-cell>
          <table:table-cell office:value-type="float" office:value="27625.2" calcext:value-type="float">
            <text:p>27625,2</text:p>
          </table:table-cell>
          <table:table-cell office:value-type="float" office:value="26474.5" calcext:value-type="float">
            <text:p>26474,5</text:p>
          </table:table-cell>
          <table:table-cell office:value-type="float" office:value="268331" calcext:value-type="float">
            <text:p>268331</text:p>
          </table:table-cell>
          <table:table-cell office:value-type="float" office:value="268154" calcext:value-type="float">
            <text:p>268154</text:p>
          </table:table-cell>
          <table:table-cell/>
        </table:table-row>
        <table:table-row table:style-name="ro1">
          <table:table-cell table:number-columns-repeated="2" office:value-type="float" office:value="38526.5" calcext:value-type="float">
            <text:p>38526,5</text:p>
          </table:table-cell>
          <table:table-cell office:value-type="float" office:value="28489.2" calcext:value-type="float">
            <text:p>28489,2</text:p>
          </table:table-cell>
          <table:table-cell office:value-type="float" office:value="28496.5" calcext:value-type="float">
            <text:p>28496,5</text:p>
          </table:table-cell>
          <table:table-cell office:value-type="float" office:value="186184" calcext:value-type="float">
            <text:p>186184</text:p>
          </table:table-cell>
          <table:table-cell office:value-type="float" office:value="187051" calcext:value-type="float">
            <text:p>187051</text:p>
          </table:table-cell>
          <table:table-cell/>
        </table:table-row>
        <table:table-row table:style-name="ro1">
          <table:table-cell office:value-type="float" office:value="34771.8" calcext:value-type="float">
            <text:p>34771,8</text:p>
          </table:table-cell>
          <table:table-cell office:value-type="float" office:value="33463.6" calcext:value-type="float">
            <text:p>33463,6</text:p>
          </table:table-cell>
          <table:table-cell office:value-type="float" office:value="31388.4" calcext:value-type="float">
            <text:p>31388,4</text:p>
          </table:table-cell>
          <table:table-cell office:value-type="float" office:value="31318.9" calcext:value-type="float">
            <text:p>31318,9</text:p>
          </table:table-cell>
          <table:table-cell office:value-type="float" office:value="193493" calcext:value-type="float">
            <text:p>193493</text:p>
          </table:table-cell>
          <table:table-cell office:value-type="float" office:value="193686" calcext:value-type="float">
            <text:p>193686</text:p>
          </table:table-cell>
          <table:table-cell/>
        </table:table-row>
        <table:table-row table:style-name="ro1">
          <table:table-cell table:number-columns-repeated="2" office:value-type="float" office:value="36764.6" calcext:value-type="float">
            <text:p>36764,6</text:p>
          </table:table-cell>
          <table:table-cell office:value-type="float" office:value="24705.3" calcext:value-type="float">
            <text:p>24705,3</text:p>
          </table:table-cell>
          <table:table-cell office:value-type="float" office:value="24643.3" calcext:value-type="float">
            <text:p>24643,3</text:p>
          </table:table-cell>
          <table:table-cell office:value-type="float" office:value="274620" calcext:value-type="float">
            <text:p>274620</text:p>
          </table:table-cell>
          <table:table-cell office:value-type="float" office:value="276244" calcext:value-type="float">
            <text:p>276244</text:p>
          </table:table-cell>
          <table:table-cell/>
        </table:table-row>
        <table:table-row table:style-name="ro1">
          <table:table-cell office:value-type="float" office:value="40367.5" calcext:value-type="float">
            <text:p>40367,5</text:p>
          </table:table-cell>
          <table:table-cell office:value-type="float" office:value="40323.5" calcext:value-type="float">
            <text:p>40323,5</text:p>
          </table:table-cell>
          <table:table-cell table:number-columns-repeated="2" office:value-type="float" office:value="26749.5" calcext:value-type="float">
            <text:p>26749,5</text:p>
          </table:table-cell>
          <table:table-cell office:value-type="float" office:value="252684" calcext:value-type="float">
            <text:p>252684</text:p>
          </table:table-cell>
          <table:table-cell office:value-type="float" office:value="253259" calcext:value-type="float">
            <text:p>253259</text:p>
          </table:table-cell>
          <table:table-cell/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37034.7" calcext:value-type="float">
            <text:p>37034,7</text:p>
          </table:table-cell>
          <table:table-cell table:number-columns-repeated="2" office:value-type="float" office:value="31279.2" calcext:value-type="float">
            <text:p>31279,2</text:p>
          </table:table-cell>
          <table:table-cell table:number-columns-repeated="3"/>
        </table:table-row>
        <table:table-row table:style-name="ro1">
          <table:table-cell office:value-type="float" office:value="35361.8" calcext:value-type="float">
            <text:p>35361,8</text:p>
          </table:table-cell>
          <table:table-cell office:value-type="float" office:value="34294.1" calcext:value-type="float">
            <text:p>34294,1</text:p>
          </table:table-cell>
          <table:table-cell office:value-type="float" office:value="30911.5" calcext:value-type="float">
            <text:p>30911,5</text:p>
          </table:table-cell>
          <table:table-cell office:value-type="float" office:value="31077.7" calcext:value-type="float">
            <text:p>31077,7</text:p>
          </table:table-cell>
          <table:table-cell table:formula="of:= AVERAGE ([.E2:.E11])" office:value-type="float" office:value="241781" calcext:value-type="float">
            <text:p>241781</text:p>
          </table:table-cell>
          <table:table-cell table:formula="of:= AVERAGE ([.F2:.F11])" office:value-type="float" office:value="241113.7" calcext:value-type="float">
            <text:p>241113,7</text:p>
          </table:table-cell>
          <table:table-cell/>
        </table:table-row>
        <table:table-row table:style-name="ro1">
          <table:table-cell office:value-type="float" office:value="37143.5" calcext:value-type="float">
            <text:p>37143,5</text:p>
          </table:table-cell>
          <table:table-cell office:value-type="float" office:value="38247" calcext:value-type="float">
            <text:p>38247</text:p>
          </table:table-cell>
          <table:table-cell office:value-type="float" office:value="26506.3" calcext:value-type="float">
            <text:p>26506,3</text:p>
          </table:table-cell>
          <table:table-cell office:value-type="float" office:value="26419.2" calcext:value-type="float">
            <text:p>26419,2</text:p>
          </table:table-cell>
          <table:table-cell table:number-columns-repeated="3"/>
        </table:table-row>
        <table:table-row table:style-name="ro1">
          <table:table-cell office:value-type="float" office:value="35980.7" calcext:value-type="float">
            <text:p>35980,7</text:p>
          </table:table-cell>
          <table:table-cell office:value-type="float" office:value="36638.1" calcext:value-type="float">
            <text:p>36638,1</text:p>
          </table:table-cell>
          <table:table-cell table:number-columns-repeated="2" office:value-type="float" office:value="25308.7" calcext:value-type="float">
            <text:p>25308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168.8" calcext:value-type="float">
            <text:p>39168,8</text:p>
          </table:table-cell>
          <table:table-cell office:value-type="float" office:value="26536.2" calcext:value-type="float">
            <text:p>26536,2</text:p>
          </table:table-cell>
          <table:table-cell office:value-type="float" office:value="27489" calcext:value-type="float">
            <text:p>27489</text:p>
          </table:table-cell>
          <table:table-cell table:number-columns-repeated="3"/>
        </table:table-row>
        <table:table-row table:style-name="ro1">
          <table:table-cell office:value-type="float" office:value="36223.5" calcext:value-type="float">
            <text:p>36223,5</text:p>
          </table:table-cell>
          <table:table-cell office:value-type="float" office:value="35518.4" calcext:value-type="float">
            <text:p>35518,4</text:p>
          </table:table-cell>
          <table:table-cell office:value-type="float" office:value="26021.4" calcext:value-type="float">
            <text:p>26021,4</text:p>
          </table:table-cell>
          <table:table-cell office:value-type="float" office:value="25958.6" calcext:value-type="float">
            <text:p>25958,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810.7" calcext:value-type="float">
            <text:p>34810,7</text:p>
          </table:table-cell>
          <table:table-cell office:value-type="float" office:value="24927.3" calcext:value-type="float">
            <text:p>24927,3</text:p>
          </table:table-cell>
          <table:table-cell office:value-type="float" office:value="24669.1" calcext:value-type="float">
            <text:p>24669,1</text:p>
          </table:table-cell>
          <table:table-cell table:number-columns-repeated="3"/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float" office:value="39539.4" calcext:value-type="float">
            <text:p>39539,4</text:p>
          </table:table-cell>
          <table:table-cell office:value-type="float" office:value="28516.5" calcext:value-type="float">
            <text:p>28516,5</text:p>
          </table:table-cell>
          <table:table-cell office:value-type="float" office:value="29413.7" calcext:value-type="float">
            <text:p>29413,7</text:p>
          </table:table-cell>
          <table:table-cell table:number-columns-repeated="3"/>
        </table:table-row>
        <table:table-row table:style-name="ro1">
          <table:table-cell office:value-type="float" office:value="38200.6" calcext:value-type="float">
            <text:p>38200,6</text:p>
          </table:table-cell>
          <table:table-cell office:value-type="float" office:value="38125.9" calcext:value-type="float">
            <text:p>38125,9</text:p>
          </table:table-cell>
          <table:table-cell office:value-type="float" office:value="30214.8" calcext:value-type="float">
            <text:p>30214,8</text:p>
          </table:table-cell>
          <table:table-cell office:value-type="float" office:value="30275.7" calcext:value-type="float">
            <text:p>30275,7</text:p>
          </table:table-cell>
          <table:table-cell table:number-columns-repeated="3"/>
        </table:table-row>
        <table:table-row table:style-name="ro1">
          <table:table-cell office:value-type="float" office:value="33632.2" calcext:value-type="float">
            <text:p>33632,2</text:p>
          </table:table-cell>
          <table:table-cell office:value-type="float" office:value="33795" calcext:value-type="float">
            <text:p>33795</text:p>
          </table:table-cell>
          <table:table-cell office:value-type="float" office:value="26148.6" calcext:value-type="float">
            <text:p>26148,6</text:p>
          </table:table-cell>
          <table:table-cell office:value-type="float" office:value="26356.5" calcext:value-type="float">
            <text:p>26356,5</text:p>
          </table:table-cell>
          <table:table-cell table:number-columns-repeated="3"/>
        </table:table-row>
        <table:table-row table:style-name="ro1">
          <table:table-cell office:value-type="float" office:value="33663.3" calcext:value-type="float">
            <text:p>33663,3</text:p>
          </table:table-cell>
          <table:table-cell office:value-type="float" office:value="33359.9" calcext:value-type="float">
            <text:p>33359,9</text:p>
          </table:table-cell>
          <table:table-cell office:value-type="float" office:value="27613.1" calcext:value-type="float">
            <text:p>27613,1</text:p>
          </table:table-cell>
          <table:table-cell office:value-type="float" office:value="27502.9" calcext:value-type="float">
            <text:p>27502,9</text:p>
          </table:table-cell>
          <table:table-cell table:number-columns-repeated="3"/>
        </table:table-row>
        <table:table-row table:style-name="ro1">
          <table:table-cell office:value-type="float" office:value="35356.6" calcext:value-type="float">
            <text:p>35356,6</text:p>
          </table:table-cell>
          <table:table-cell office:value-type="float" office:value="35482" calcext:value-type="float">
            <text:p>35482</text:p>
          </table:table-cell>
          <table:table-cell office:value-type="float" office:value="25935.2" calcext:value-type="float">
            <text:p>25935,2</text:p>
          </table:table-cell>
          <table:table-cell office:value-type="float" office:value="25963.7" calcext:value-type="float">
            <text:p>25963,7</text:p>
          </table:table-cell>
          <table:table-cell table:number-columns-repeated="3"/>
        </table:table-row>
        <table:table-row table:style-name="ro1">
          <table:table-cell office:value-type="float" office:value="36941.8" calcext:value-type="float">
            <text:p>36941,8</text:p>
          </table:table-cell>
          <table:table-cell office:value-type="float" office:value="37105" calcext:value-type="float">
            <text:p>37105</text:p>
          </table:table-cell>
          <table:table-cell table:number-columns-repeated="2" office:value-type="float" office:value="26332.8" calcext:value-type="float">
            <text:p>26332,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654.2" calcext:value-type="float">
            <text:p>35654,2</text:p>
          </table:table-cell>
          <table:table-cell table:number-columns-repeated="2" office:value-type="float" office:value="29014.8" calcext:value-type="float">
            <text:p>29014,8</text:p>
          </table:table-cell>
          <table:table-cell table:number-columns-repeated="3"/>
        </table:table-row>
        <table:table-row table:style-name="ro1">
          <table:table-cell office:value-type="float" office:value="40823.5" calcext:value-type="float">
            <text:p>40823,5</text:p>
          </table:table-cell>
          <table:table-cell office:value-type="float" office:value="40392.2" calcext:value-type="float">
            <text:p>40392,2</text:p>
          </table:table-cell>
          <table:table-cell office:value-type="float" office:value="25983.6" calcext:value-type="float">
            <text:p>25983,6</text:p>
          </table:table-cell>
          <table:table-cell office:value-type="float" office:value="26118.5" calcext:value-type="float">
            <text:p>26118,5</text:p>
          </table:table-cell>
          <table:table-cell table:number-columns-repeated="3"/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float" office:value="36030.8" calcext:value-type="float">
            <text:p>36030,8</text:p>
          </table:table-cell>
          <table:table-cell table:number-columns-repeated="2" office:value-type="float" office:value="30760.5" calcext:value-type="float">
            <text:p>30760,5</text:p>
          </table:table-cell>
          <table:table-cell table:number-columns-repeated="3"/>
        </table:table-row>
        <table:table-row table:style-name="ro1">
          <table:table-cell office:value-type="float" office:value="37115.3" calcext:value-type="float">
            <text:p>37115,3</text:p>
          </table:table-cell>
          <table:table-cell office:value-type="float" office:value="35902.4" calcext:value-type="float">
            <text:p>35902,4</text:p>
          </table:table-cell>
          <table:table-cell office:value-type="float" office:value="28911.2" calcext:value-type="float">
            <text:p>28911,2</text:p>
          </table:table-cell>
          <table:table-cell office:value-type="float" office:value="28412" calcext:value-type="float">
            <text:p>284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088" calcext:value-type="float">
            <text:p>34088</text:p>
          </table:table-cell>
          <table:table-cell table:number-columns-repeated="2" office:value-type="float" office:value="31035.5" calcext:value-type="float">
            <text:p>31035,5</text:p>
          </table:table-cell>
          <table:table-cell table:number-columns-repeated="3"/>
        </table:table-row>
        <table:table-row table:style-name="ro1">
          <table:table-cell office:value-type="float" office:value="34769.9" calcext:value-type="float">
            <text:p>34769,9</text:p>
          </table:table-cell>
          <table:table-cell office:value-type="float" office:value="36240.8" calcext:value-type="float">
            <text:p>36240,8</text:p>
          </table:table-cell>
          <table:table-cell office:value-type="float" office:value="29217.1" calcext:value-type="float">
            <text:p>29217,1</text:p>
          </table:table-cell>
          <table:table-cell office:value-type="float" office:value="29955.3" calcext:value-type="float">
            <text:p>29955,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496.1" calcext:value-type="float">
            <text:p>38496,1</text:p>
          </table:table-cell>
          <table:table-cell table:number-columns-repeated="2" office:value-type="float" office:value="25956.3" calcext:value-type="float">
            <text:p>25956,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339.3" calcext:value-type="float">
            <text:p>34339,3</text:p>
          </table:table-cell>
          <table:table-cell office:value-type="float" office:value="29923.4" calcext:value-type="float">
            <text:p>29923,4</text:p>
          </table:table-cell>
          <table:table-cell office:value-type="float" office:value="30286.9" calcext:value-type="float">
            <text:p>30286,9</text:p>
          </table:table-cell>
          <table:table-cell table:number-columns-repeated="3"/>
        </table:table-row>
        <table:table-row table:style-name="ro1">
          <table:table-cell office:value-type="float" office:value="33668.6" calcext:value-type="float">
            <text:p>33668,6</text:p>
          </table:table-cell>
          <table:table-cell office:value-type="float" office:value="33209" calcext:value-type="float">
            <text:p>33209</text:p>
          </table:table-cell>
          <table:table-cell table:number-columns-repeated="2" office:value-type="float" office:value="23260.8" calcext:value-type="float">
            <text:p>23260,8</text:p>
          </table:table-cell>
          <table:table-cell table:number-columns-repeated="3"/>
        </table:table-row>
        <table:table-row table:style-name="ro1">
          <table:table-cell office:value-type="float" office:value="35341.9" calcext:value-type="float">
            <text:p>35341,9</text:p>
          </table:table-cell>
          <table:table-cell office:value-type="float" office:value="36012.7" calcext:value-type="float">
            <text:p>36012,7</text:p>
          </table:table-cell>
          <table:table-cell office:value-type="float" office:value="32309.2" calcext:value-type="float">
            <text:p>32309,2</text:p>
          </table:table-cell>
          <table:table-cell office:value-type="float" office:value="32960.3" calcext:value-type="float">
            <text:p>32960,3</text:p>
          </table:table-cell>
          <table:table-cell table:number-columns-repeated="3"/>
        </table:table-row>
        <table:table-row table:style-name="ro1">
          <table:table-cell office:value-type="float" office:value="36931.3" calcext:value-type="float">
            <text:p>36931,3</text:p>
          </table:table-cell>
          <table:table-cell office:value-type="float" office:value="37753.1" calcext:value-type="float">
            <text:p>37753,1</text:p>
          </table:table-cell>
          <table:table-cell office:value-type="float" office:value="25347.7" calcext:value-type="float">
            <text:p>25347,7</text:p>
          </table:table-cell>
          <table:table-cell office:value-type="float" office:value="25112" calcext:value-type="float">
            <text:p>251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131.6" calcext:value-type="float">
            <text:p>36131,6</text:p>
          </table:table-cell>
          <table:table-cell office:value-type="float" office:value="31553.7" calcext:value-type="float">
            <text:p>31553,7</text:p>
          </table:table-cell>
          <table:table-cell office:value-type="float" office:value="31107.8" calcext:value-type="float">
            <text:p>31107,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462.2" calcext:value-type="float">
            <text:p>38462,2</text:p>
          </table:table-cell>
          <table:table-cell office:value-type="float" office:value="25920.7" calcext:value-type="float">
            <text:p>25920,7</text:p>
          </table:table-cell>
          <table:table-cell office:value-type="float" office:value="26548" calcext:value-type="float">
            <text:p>265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957" calcext:value-type="float">
            <text:p>34957</text:p>
          </table:table-cell>
          <table:table-cell office:value-type="float" office:value="35319.7" calcext:value-type="float">
            <text:p>35319,7</text:p>
          </table:table-cell>
          <table:table-cell office:value-type="float" office:value="34764.9" calcext:value-type="float">
            <text:p>34764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738.2" calcext:value-type="float">
            <text:p>36738,2</text:p>
          </table:table-cell>
          <table:table-cell table:number-columns-repeated="2" office:value-type="float" office:value="26523" calcext:value-type="float">
            <text:p>26523</text:p>
          </table:table-cell>
          <table:table-cell table:number-columns-repeated="3"/>
        </table:table-row>
        <table:table-row table:style-name="ro1">
          <table:table-cell office:value-type="float" office:value="38927.4" calcext:value-type="float">
            <text:p>38927,4</text:p>
          </table:table-cell>
          <table:table-cell office:value-type="float" office:value="38946.5" calcext:value-type="float">
            <text:p>38946,5</text:p>
          </table:table-cell>
          <table:table-cell office:value-type="float" office:value="29566.2" calcext:value-type="float">
            <text:p>29566,2</text:p>
          </table:table-cell>
          <table:table-cell office:value-type="float" office:value="28972.7" calcext:value-type="float">
            <text:p>28972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774.3" calcext:value-type="float">
            <text:p>34774,3</text:p>
          </table:table-cell>
          <table:table-cell office:value-type="float" office:value="32477.4" calcext:value-type="float">
            <text:p>32477,4</text:p>
          </table:table-cell>
          <table:table-cell office:value-type="float" office:value="32773.8" calcext:value-type="float">
            <text:p>32773,8</text:p>
          </table:table-cell>
          <table:table-cell table:number-columns-repeated="3"/>
        </table:table-row>
        <table:table-row table:style-name="ro1">
          <table:table-cell office:value-type="float" office:value="38647" calcext:value-type="float">
            <text:p>38647</text:p>
          </table:table-cell>
          <table:table-cell office:value-type="float" office:value="38086.3" calcext:value-type="float">
            <text:p>38086,3</text:p>
          </table:table-cell>
          <table:table-cell office:value-type="float" office:value="28940.2" calcext:value-type="float">
            <text:p>28940,2</text:p>
          </table:table-cell>
          <table:table-cell office:value-type="float" office:value="28160.9" calcext:value-type="float">
            <text:p>28160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397.5" calcext:value-type="float">
            <text:p>37397,5</text:p>
          </table:table-cell>
          <table:table-cell office:value-type="float" office:value="30360.9" calcext:value-type="float">
            <text:p>30360,9</text:p>
          </table:table-cell>
          <table:table-cell office:value-type="float" office:value="30598" calcext:value-type="float">
            <text:p>30598</text:p>
          </table:table-cell>
          <table:table-cell table:number-columns-repeated="3"/>
        </table:table-row>
        <table:table-row table:style-name="ro1">
          <table:table-cell office:value-type="float" office:value="38294.3" calcext:value-type="float">
            <text:p>38294,3</text:p>
          </table:table-cell>
          <table:table-cell office:value-type="float" office:value="39150.6" calcext:value-type="float">
            <text:p>39150,6</text:p>
          </table:table-cell>
          <table:table-cell office:value-type="float" office:value="22889.7" calcext:value-type="float">
            <text:p>22889,7</text:p>
          </table:table-cell>
          <table:table-cell office:value-type="float" office:value="23223.8" calcext:value-type="float">
            <text:p>23223,8</text:p>
          </table:table-cell>
          <table:table-cell table:number-columns-repeated="3"/>
        </table:table-row>
        <table:table-row table:style-name="ro1">
          <table:table-cell office:value-type="float" office:value="37797.6" calcext:value-type="float">
            <text:p>37797,6</text:p>
          </table:table-cell>
          <table:table-cell office:value-type="float" office:value="37611" calcext:value-type="float">
            <text:p>37611</text:p>
          </table:table-cell>
          <table:table-cell office:value-type="float" office:value="26164.7" calcext:value-type="float">
            <text:p>26164,7</text:p>
          </table:table-cell>
          <table:table-cell office:value-type="float" office:value="26837.8" calcext:value-type="float">
            <text:p>26837,8</text:p>
          </table:table-cell>
          <table:table-cell table:number-columns-repeated="3"/>
        </table:table-row>
        <table:table-row table:style-name="ro1">
          <table:table-cell office:value-type="float" office:value="38204.3" calcext:value-type="float">
            <text:p>38204,3</text:p>
          </table:table-cell>
          <table:table-cell office:value-type="float" office:value="38735.4" calcext:value-type="float">
            <text:p>38735,4</text:p>
          </table:table-cell>
          <table:table-cell office:value-type="float" office:value="25593.1" calcext:value-type="float">
            <text:p>25593,1</text:p>
          </table:table-cell>
          <table:table-cell office:value-type="float" office:value="27209.5" calcext:value-type="float">
            <text:p>27209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196.6" calcext:value-type="float">
            <text:p>39196,6</text:p>
          </table:table-cell>
          <table:table-cell table:number-columns-repeated="2" office:value-type="float" office:value="23548.1" calcext:value-type="float">
            <text:p>23548,1</text:p>
          </table:table-cell>
          <table:table-cell table:number-columns-repeated="3"/>
        </table:table-row>
        <table:table-row table:style-name="ro1">
          <table:table-cell office:value-type="float" office:value="37385" calcext:value-type="float">
            <text:p>37385</text:p>
          </table:table-cell>
          <table:table-cell office:value-type="float" office:value="37152.1" calcext:value-type="float">
            <text:p>37152,1</text:p>
          </table:table-cell>
          <table:table-cell office:value-type="float" office:value="26519.6" calcext:value-type="float">
            <text:p>26519,6</text:p>
          </table:table-cell>
          <table:table-cell office:value-type="float" office:value="26510.3" calcext:value-type="float">
            <text:p>26510,3</text:p>
          </table:table-cell>
          <table:table-cell table:number-columns-repeated="3"/>
        </table:table-row>
        <table:table-row table:style-name="ro1">
          <table:table-cell office:value-type="float" office:value="38290.1" calcext:value-type="float">
            <text:p>38290,1</text:p>
          </table:table-cell>
          <table:table-cell office:value-type="float" office:value="38525.7" calcext:value-type="float">
            <text:p>38525,7</text:p>
          </table:table-cell>
          <table:table-cell table:number-columns-repeated="2" office:value-type="float" office:value="32148.4" calcext:value-type="float">
            <text:p>32148,4</text:p>
          </table:table-cell>
          <table:table-cell table:number-columns-repeated="3"/>
        </table:table-row>
        <table:table-row table:style-name="ro1">
          <table:table-cell office:value-type="float" office:value="40350.2" calcext:value-type="float">
            <text:p>40350,2</text:p>
          </table:table-cell>
          <table:table-cell office:value-type="float" office:value="39166.8" calcext:value-type="float">
            <text:p>39166,8</text:p>
          </table:table-cell>
          <table:table-cell office:value-type="float" office:value="24823" calcext:value-type="float">
            <text:p>24823</text:p>
          </table:table-cell>
          <table:table-cell office:value-type="float" office:value="24535" calcext:value-type="float">
            <text:p>24535</text:p>
          </table:table-cell>
          <table:table-cell table:number-columns-repeated="3"/>
        </table:table-row>
        <table:table-row table:style-name="ro1">
          <table:table-cell office:value-type="float" office:value="36901.7" calcext:value-type="float">
            <text:p>36901,7</text:p>
          </table:table-cell>
          <table:table-cell office:value-type="float" office:value="36540.9" calcext:value-type="float">
            <text:p>36540,9</text:p>
          </table:table-cell>
          <table:table-cell office:value-type="float" office:value="26581.4" calcext:value-type="float">
            <text:p>26581,4</text:p>
          </table:table-cell>
          <table:table-cell office:value-type="float" office:value="26424" calcext:value-type="float">
            <text:p>26424</text:p>
          </table:table-cell>
          <table:table-cell table:number-columns-repeated="3"/>
        </table:table-row>
        <table:table-row table:style-name="ro1">
          <table:table-cell office:value-type="float" office:value="34624.1" calcext:value-type="float">
            <text:p>34624,1</text:p>
          </table:table-cell>
          <table:table-cell office:value-type="float" office:value="34684.5" calcext:value-type="float">
            <text:p>34684,5</text:p>
          </table:table-cell>
          <table:table-cell table:number-columns-repeated="2" office:value-type="float" office:value="30305.8" calcext:value-type="float">
            <text:p>30305,8</text:p>
          </table:table-cell>
          <table:table-cell table:number-columns-repeated="3"/>
        </table:table-row>
        <table:table-row table:style-name="ro1">
          <table:table-cell office:value-type="float" office:value="37663.7" calcext:value-type="float">
            <text:p>37663,7</text:p>
          </table:table-cell>
          <table:table-cell office:value-type="float" office:value="38594.6" calcext:value-type="float">
            <text:p>38594,6</text:p>
          </table:table-cell>
          <table:table-cell office:value-type="float" office:value="24857.4" calcext:value-type="float">
            <text:p>24857,4</text:p>
          </table:table-cell>
          <table:table-cell office:value-type="float" office:value="25708.2" calcext:value-type="float">
            <text:p>25708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796.3" calcext:value-type="float">
            <text:p>33796,3</text:p>
          </table:table-cell>
          <table:table-cell office:value-type="float" office:value="31296.9" calcext:value-type="float">
            <text:p>31296,9</text:p>
          </table:table-cell>
          <table:table-cell office:value-type="float" office:value="31689" calcext:value-type="float">
            <text:p>31689</text:p>
          </table:table-cell>
          <table:table-cell table:number-columns-repeated="3"/>
        </table:table-row>
        <table:table-row table:style-name="ro1">
          <table:table-cell office:value-type="float" office:value="36125.5" calcext:value-type="float">
            <text:p>36125,5</text:p>
          </table:table-cell>
          <table:table-cell office:value-type="float" office:value="35710.3" calcext:value-type="float">
            <text:p>35710,3</text:p>
          </table:table-cell>
          <table:table-cell office:value-type="float" office:value="32195.7" calcext:value-type="float">
            <text:p>32195,7</text:p>
          </table:table-cell>
          <table:table-cell office:value-type="float" office:value="31674.8" calcext:value-type="float">
            <text:p>31674,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181.2" calcext:value-type="float">
            <text:p>38181,2</text:p>
          </table:table-cell>
          <table:table-cell office:value-type="float" office:value="25952.1" calcext:value-type="float">
            <text:p>25952,1</text:p>
          </table:table-cell>
          <table:table-cell office:value-type="float" office:value="25797.2" calcext:value-type="float">
            <text:p>25797,2</text:p>
          </table:table-cell>
          <table:table-cell table:number-columns-repeated="3"/>
        </table:table-row>
        <table:table-row table:style-name="ro1">
          <table:table-cell office:value-type="float" office:value="37904" calcext:value-type="float">
            <text:p>37904</text:p>
          </table:table-cell>
          <table:table-cell office:value-type="float" office:value="38838.9" calcext:value-type="float">
            <text:p>38838,9</text:p>
          </table:table-cell>
          <table:table-cell office:value-type="float" office:value="30332.7" calcext:value-type="float">
            <text:p>30332,7</text:p>
          </table:table-cell>
          <table:table-cell office:value-type="float" office:value="29259.3" calcext:value-type="float">
            <text:p>29259,3</text:p>
          </table:table-cell>
          <table:table-cell table:number-columns-repeated="3"/>
        </table:table-row>
        <table:table-row table:style-name="ro1">
          <table:table-cell office:value-type="float" office:value="36358.9" calcext:value-type="float">
            <text:p>36358,9</text:p>
          </table:table-cell>
          <table:table-cell office:value-type="float" office:value="36411.9" calcext:value-type="float">
            <text:p>36411,9</text:p>
          </table:table-cell>
          <table:table-cell office:value-type="float" office:value="23198.7" calcext:value-type="float">
            <text:p>23198,7</text:p>
          </table:table-cell>
          <table:table-cell office:value-type="float" office:value="22666.4" calcext:value-type="float">
            <text:p>22666,4</text:p>
          </table:table-cell>
          <table:table-cell table:number-columns-repeated="3"/>
        </table:table-row>
        <table:table-row table:style-name="ro1">
          <table:table-cell office:value-type="float" office:value="36379.5" calcext:value-type="float">
            <text:p>36379,5</text:p>
          </table:table-cell>
          <table:table-cell office:value-type="float" office:value="36187.6" calcext:value-type="float">
            <text:p>36187,6</text:p>
          </table:table-cell>
          <table:table-cell office:value-type="float" office:value="32110.7" calcext:value-type="float">
            <text:p>32110,7</text:p>
          </table:table-cell>
          <table:table-cell office:value-type="float" office:value="32322.6" calcext:value-type="float">
            <text:p>32322,6</text:p>
          </table:table-cell>
          <table:table-cell table:number-columns-repeated="3"/>
        </table:table-row>
        <table:table-row table:style-name="ro1">
          <table:table-cell office:value-type="float" office:value="37275.1" calcext:value-type="float">
            <text:p>37275,1</text:p>
          </table:table-cell>
          <table:table-cell office:value-type="float" office:value="37448.1" calcext:value-type="float">
            <text:p>37448,1</text:p>
          </table:table-cell>
          <table:table-cell office:value-type="float" office:value="28860.2" calcext:value-type="float">
            <text:p>28860,2</text:p>
          </table:table-cell>
          <table:table-cell office:value-type="float" office:value="29104.1" calcext:value-type="float">
            <text:p>29104,1</text:p>
          </table:table-cell>
          <table:table-cell table:number-columns-repeated="3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33355.8" calcext:value-type="float">
            <text:p>33355,8</text:p>
          </table:table-cell>
          <table:table-cell office:value-type="float" office:value="26506.2" calcext:value-type="float">
            <text:p>26506,2</text:p>
          </table:table-cell>
          <table:table-cell office:value-type="float" office:value="27596.6" calcext:value-type="float">
            <text:p>27596,6</text:p>
          </table:table-cell>
          <table:table-cell table:number-columns-repeated="3"/>
        </table:table-row>
        <table:table-row table:style-name="ro1">
          <table:table-cell office:value-type="float" office:value="39547.4" calcext:value-type="float">
            <text:p>39547,4</text:p>
          </table:table-cell>
          <table:table-cell office:value-type="float" office:value="38990.7" calcext:value-type="float">
            <text:p>38990,7</text:p>
          </table:table-cell>
          <table:table-cell office:value-type="float" office:value="30161.2" calcext:value-type="float">
            <text:p>30161,2</text:p>
          </table:table-cell>
          <table:table-cell office:value-type="float" office:value="30230.5" calcext:value-type="float">
            <text:p>30230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609.3" calcext:value-type="float">
            <text:p>36609,3</text:p>
          </table:table-cell>
          <table:table-cell table:number-columns-repeated="2" office:value-type="float" office:value="25840.6" calcext:value-type="float">
            <text:p>25840,6</text:p>
          </table:table-cell>
          <table:table-cell table:number-columns-repeated="3"/>
        </table:table-row>
        <table:table-row table:style-name="ro1">
          <table:table-cell office:value-type="float" office:value="34629" calcext:value-type="float">
            <text:p>34629</text:p>
          </table:table-cell>
          <table:table-cell office:value-type="float" office:value="34928" calcext:value-type="float">
            <text:p>34928</text:p>
          </table:table-cell>
          <table:table-cell office:value-type="float" office:value="33220.6" calcext:value-type="float">
            <text:p>33220,6</text:p>
          </table:table-cell>
          <table:table-cell office:value-type="float" office:value="32583.8" calcext:value-type="float">
            <text:p>32583,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818" calcext:value-type="float">
            <text:p>40818</text:p>
          </table:table-cell>
          <table:table-cell office:value-type="float" office:value="26066.6" calcext:value-type="float">
            <text:p>26066,6</text:p>
          </table:table-cell>
          <table:table-cell office:value-type="float" office:value="25783.3" calcext:value-type="float">
            <text:p>25783,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944.4" calcext:value-type="float">
            <text:p>36944,4</text:p>
          </table:table-cell>
          <table:table-cell office:value-type="float" office:value="30001.9" calcext:value-type="float">
            <text:p>30001,9</text:p>
          </table:table-cell>
          <table:table-cell office:value-type="float" office:value="28332.9" calcext:value-type="float">
            <text:p>28332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039" calcext:value-type="float">
            <text:p>35039</text:p>
          </table:table-cell>
          <table:table-cell table:number-columns-repeated="2" office:value-type="float" office:value="25252.5" calcext:value-type="float">
            <text:p>25252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246.6" calcext:value-type="float">
            <text:p>38246,6</text:p>
          </table:table-cell>
          <table:table-cell office:value-type="float" office:value="32536.1" calcext:value-type="float">
            <text:p>32536,1</text:p>
          </table:table-cell>
          <table:table-cell office:value-type="float" office:value="32590.9" calcext:value-type="float">
            <text:p>32590,9</text:p>
          </table:table-cell>
          <table:table-cell table:number-columns-repeated="3"/>
        </table:table-row>
        <table:table-row table:style-name="ro1">
          <table:table-cell office:value-type="float" office:value="34538.5" calcext:value-type="float">
            <text:p>34538,5</text:p>
          </table:table-cell>
          <table:table-cell office:value-type="float" office:value="34357.1" calcext:value-type="float">
            <text:p>34357,1</text:p>
          </table:table-cell>
          <table:table-cell table:number-columns-repeated="2" office:value-type="float" office:value="24482.8" calcext:value-type="float">
            <text:p>24482,8</text:p>
          </table:table-cell>
          <table:table-cell table:number-columns-repeated="3"/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36900.2" calcext:value-type="float">
            <text:p>36900,2</text:p>
          </table:table-cell>
          <table:table-cell office:value-type="float" office:value="27143.1" calcext:value-type="float">
            <text:p>27143,1</text:p>
          </table:table-cell>
          <table:table-cell office:value-type="float" office:value="27482.5" calcext:value-type="float">
            <text:p>27482,5</text:p>
          </table:table-cell>
          <table:table-cell table:number-columns-repeated="3"/>
        </table:table-row>
        <table:table-row table:style-name="ro1">
          <table:table-cell office:value-type="float" office:value="38650.5" calcext:value-type="float">
            <text:p>38650,5</text:p>
          </table:table-cell>
          <table:table-cell office:value-type="float" office:value="39742" calcext:value-type="float">
            <text:p>39742</text:p>
          </table:table-cell>
          <table:table-cell table:number-columns-repeated="2" office:value-type="float" office:value="28051.4" calcext:value-type="float">
            <text:p>28051,4</text:p>
          </table:table-cell>
          <table:table-cell table:number-columns-repeated="3"/>
        </table:table-row>
        <table:table-row table:style-name="ro1">
          <table:table-cell office:value-type="float" office:value="35770.9" calcext:value-type="float">
            <text:p>35770,9</text:p>
          </table:table-cell>
          <table:table-cell office:value-type="float" office:value="36141.7" calcext:value-type="float">
            <text:p>36141,7</text:p>
          </table:table-cell>
          <table:table-cell table:number-columns-repeated="2" office:value-type="float" office:value="26228.5" calcext:value-type="float">
            <text:p>26228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251.3" calcext:value-type="float">
            <text:p>35251,3</text:p>
          </table:table-cell>
          <table:table-cell office:value-type="float" office:value="24564.2" calcext:value-type="float">
            <text:p>24564,2</text:p>
          </table:table-cell>
          <table:table-cell office:value-type="float" office:value="24537.5" calcext:value-type="float">
            <text:p>24537,5</text:p>
          </table:table-cell>
          <table:table-cell table:number-columns-repeated="3"/>
        </table:table-row>
        <table:table-row table:style-name="ro1">
          <table:table-cell office:value-type="float" office:value="37485.1" calcext:value-type="float">
            <text:p>37485,1</text:p>
          </table:table-cell>
          <table:table-cell office:value-type="float" office:value="37436.5" calcext:value-type="float">
            <text:p>37436,5</text:p>
          </table:table-cell>
          <table:table-cell table:number-columns-repeated="2" office:value-type="float" office:value="27663.2" calcext:value-type="float">
            <text:p>27663,2</text:p>
          </table:table-cell>
          <table:table-cell table:number-columns-repeated="3"/>
        </table:table-row>
        <table:table-row table:style-name="ro1">
          <table:table-cell office:value-type="float" office:value="34658.5" calcext:value-type="float">
            <text:p>34658,5</text:p>
          </table:table-cell>
          <table:table-cell office:value-type="float" office:value="34374.3" calcext:value-type="float">
            <text:p>34374,3</text:p>
          </table:table-cell>
          <table:table-cell office:value-type="float" office:value="24737.3" calcext:value-type="float">
            <text:p>24737,3</text:p>
          </table:table-cell>
          <table:table-cell office:value-type="float" office:value="24445.8" calcext:value-type="float">
            <text:p>24445,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197.3" calcext:value-type="float">
            <text:p>36197,3</text:p>
          </table:table-cell>
          <table:table-cell office:value-type="float" office:value="27897" calcext:value-type="float">
            <text:p>27897</text:p>
          </table:table-cell>
          <table:table-cell office:value-type="float" office:value="27957.7" calcext:value-type="float">
            <text:p>27957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371.7" calcext:value-type="float">
            <text:p>42371,7</text:p>
          </table:table-cell>
          <table:table-cell table:number-columns-repeated="2" office:value-type="float" office:value="31284.9" calcext:value-type="float">
            <text:p>31284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024.2" calcext:value-type="float">
            <text:p>39024,2</text:p>
          </table:table-cell>
          <table:table-cell table:number-columns-repeated="2" office:value-type="float" office:value="33668.5" calcext:value-type="float">
            <text:p>33668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038.8" calcext:value-type="float">
            <text:p>37038,8</text:p>
          </table:table-cell>
          <table:table-cell table:number-columns-repeated="2" office:value-type="float" office:value="23402.5" calcext:value-type="float">
            <text:p>23402,5</text:p>
          </table:table-cell>
          <table:table-cell table:number-columns-repeated="3"/>
        </table:table-row>
        <table:table-row table:style-name="ro1">
          <table:table-cell office:value-type="float" office:value="36491" calcext:value-type="float">
            <text:p>36491</text:p>
          </table:table-cell>
          <table:table-cell office:value-type="float" office:value="36018.6" calcext:value-type="float">
            <text:p>36018,6</text:p>
          </table:table-cell>
          <table:table-cell office:value-type="float" office:value="34278.8" calcext:value-type="float">
            <text:p>34278,8</text:p>
          </table:table-cell>
          <table:table-cell office:value-type="float" office:value="34099.6" calcext:value-type="float">
            <text:p>34099,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154.1" calcext:value-type="float">
            <text:p>34154,1</text:p>
          </table:table-cell>
          <table:table-cell table:number-columns-repeated="2" office:value-type="float" office:value="26849.4" calcext:value-type="float">
            <text:p>26849,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860.2" calcext:value-type="float">
            <text:p>37860,2</text:p>
          </table:table-cell>
          <table:table-cell table:number-columns-repeated="2" office:value-type="float" office:value="30609.7" calcext:value-type="float">
            <text:p>30609,7</text:p>
          </table:table-cell>
          <table:table-cell table:number-columns-repeated="3"/>
        </table:table-row>
        <table:table-row table:style-name="ro1">
          <table:table-cell office:value-type="float" office:value="37045.8" calcext:value-type="float">
            <text:p>37045,8</text:p>
          </table:table-cell>
          <table:table-cell office:value-type="float" office:value="37053.9" calcext:value-type="float">
            <text:p>37053,9</text:p>
          </table:table-cell>
          <table:table-cell table:number-columns-repeated="2" office:value-type="float" office:value="27465.9" calcext:value-type="float">
            <text:p>27465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694.5" calcext:value-type="float">
            <text:p>37694,5</text:p>
          </table:table-cell>
          <table:table-cell office:value-type="float" office:value="32481.9" calcext:value-type="float">
            <text:p>32481,9</text:p>
          </table:table-cell>
          <table:table-cell office:value-type="float" office:value="33009.1" calcext:value-type="float">
            <text:p>33009,1</text:p>
          </table:table-cell>
          <table:table-cell table:number-columns-repeated="3"/>
        </table:table-row>
        <table:table-row table:style-name="ro1">
          <table:table-cell office:value-type="float" office:value="34776.3" calcext:value-type="float">
            <text:p>34776,3</text:p>
          </table:table-cell>
          <table:table-cell office:value-type="float" office:value="34036.1" calcext:value-type="float">
            <text:p>34036,1</text:p>
          </table:table-cell>
          <table:table-cell office:value-type="float" office:value="32212.1" calcext:value-type="float">
            <text:p>32212,1</text:p>
          </table:table-cell>
          <table:table-cell office:value-type="float" office:value="33169.2" calcext:value-type="float">
            <text:p>33169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540.1" calcext:value-type="float">
            <text:p>37540,1</text:p>
          </table:table-cell>
          <table:table-cell table:number-columns-repeated="2" office:value-type="float" office:value="26959.2" calcext:value-type="float">
            <text:p>26959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180.3" calcext:value-type="float">
            <text:p>41180,3</text:p>
          </table:table-cell>
          <table:table-cell office:value-type="float" office:value="24828.5" calcext:value-type="float">
            <text:p>24828,5</text:p>
          </table:table-cell>
          <table:table-cell office:value-type="float" office:value="24679.4" calcext:value-type="float">
            <text:p>24679,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150.5" calcext:value-type="float">
            <text:p>34150,5</text:p>
          </table:table-cell>
          <table:table-cell office:value-type="float" office:value="27437.5" calcext:value-type="float">
            <text:p>27437,5</text:p>
          </table:table-cell>
          <table:table-cell office:value-type="float" office:value="28513.9" calcext:value-type="float">
            <text:p>28513,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333.1" calcext:value-type="float">
            <text:p>33333,1</text:p>
          </table:table-cell>
          <table:table-cell office:value-type="float" office:value="29487.6" calcext:value-type="float">
            <text:p>29487,6</text:p>
          </table:table-cell>
          <table:table-cell office:value-type="float" office:value="29377.5" calcext:value-type="float">
            <text:p>29377,5</text:p>
          </table:table-cell>
          <table:table-cell table:number-columns-repeated="3"/>
        </table:table-row>
        <table:table-row table:style-name="ro1">
          <table:table-cell office:value-type="float" office:value="37460" calcext:value-type="float">
            <text:p>37460</text:p>
          </table:table-cell>
          <table:table-cell office:value-type="float" office:value="39772.2" calcext:value-type="float">
            <text:p>39772,2</text:p>
          </table:table-cell>
          <table:table-cell office:value-type="float" office:value="29587.2" calcext:value-type="float">
            <text:p>29587,2</text:p>
          </table:table-cell>
          <table:table-cell office:value-type="float" office:value="27367.7" calcext:value-type="float">
            <text:p>27367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652.4" calcext:value-type="float">
            <text:p>39652,4</text:p>
          </table:table-cell>
          <table:table-cell office:value-type="float" office:value="30489.9" calcext:value-type="float">
            <text:p>30489,9</text:p>
          </table:table-cell>
          <table:table-cell office:value-type="float" office:value="31835.7" calcext:value-type="float">
            <text:p>31835,7</text:p>
          </table:table-cell>
          <table:table-cell table:number-columns-repeated="3"/>
        </table:table-row>
        <table:table-row table:style-name="ro1">
          <table:table-cell office:value-type="float" office:value="37054.1" calcext:value-type="float">
            <text:p>37054,1</text:p>
          </table:table-cell>
          <table:table-cell office:value-type="float" office:value="37841.5" calcext:value-type="float">
            <text:p>37841,5</text:p>
          </table:table-cell>
          <table:table-cell office:value-type="float" office:value="27666.3" calcext:value-type="float">
            <text:p>27666,3</text:p>
          </table:table-cell>
          <table:table-cell office:value-type="float" office:value="28341" calcext:value-type="float">
            <text:p>28341</text:p>
          </table:table-cell>
          <table:table-cell table:number-columns-repeated="3"/>
        </table:table-row>
        <table:table-row table:style-name="ro1">
          <table:table-cell office:value-type="float" office:value="37214.5" calcext:value-type="float">
            <text:p>37214,5</text:p>
          </table:table-cell>
          <table:table-cell office:value-type="float" office:value="36678.1" calcext:value-type="float">
            <text:p>36678,1</text:p>
          </table:table-cell>
          <table:table-cell office:value-type="float" office:value="28469.9" calcext:value-type="float">
            <text:p>28469,9</text:p>
          </table:table-cell>
          <table:table-cell office:value-type="float" office:value="28502.8" calcext:value-type="float">
            <text:p>28502,8</text:p>
          </table:table-cell>
          <table:table-cell table:number-columns-repeated="3"/>
        </table:table-row>
        <table:table-row table:style-name="ro1">
          <table:table-cell office:value-type="float" office:value="39253.3" calcext:value-type="float">
            <text:p>39253,3</text:p>
          </table:table-cell>
          <table:table-cell office:value-type="float" office:value="39733.2" calcext:value-type="float">
            <text:p>39733,2</text:p>
          </table:table-cell>
          <table:table-cell office:value-type="float" office:value="26978.3" calcext:value-type="float">
            <text:p>26978,3</text:p>
          </table:table-cell>
          <table:table-cell office:value-type="float" office:value="27005.9" calcext:value-type="float">
            <text:p>27005,9</text:p>
          </table:table-cell>
          <table:table-cell table:number-columns-repeated="3"/>
        </table:table-row>
        <table:table-row table:style-name="ro1">
          <table:table-cell office:value-type="float" office:value="37824.6" calcext:value-type="float">
            <text:p>37824,6</text:p>
          </table:table-cell>
          <table:table-cell office:value-type="float" office:value="37549.9" calcext:value-type="float">
            <text:p>37549,9</text:p>
          </table:table-cell>
          <table:table-cell table:number-columns-repeated="2" office:value-type="float" office:value="27492.1" calcext:value-type="float">
            <text:p>27492,1</text:p>
          </table:table-cell>
          <table:table-cell table:number-columns-repeated="3"/>
        </table:table-row>
        <table:table-row table:style-name="ro1">
          <table:table-cell office:value-type="float" office:value="39515.5" calcext:value-type="float">
            <text:p>39515,5</text:p>
          </table:table-cell>
          <table:table-cell office:value-type="float" office:value="39514.5" calcext:value-type="float">
            <text:p>39514,5</text:p>
          </table:table-cell>
          <table:table-cell table:number-columns-repeated="2" office:value-type="float" office:value="25948.7" calcext:value-type="float">
            <text:p>25948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268" calcext:value-type="float">
            <text:p>36268</text:p>
          </table:table-cell>
          <table:table-cell office:value-type="float" office:value="27301.3" calcext:value-type="float">
            <text:p>27301,3</text:p>
          </table:table-cell>
          <table:table-cell office:value-type="float" office:value="26714.5" calcext:value-type="float">
            <text:p>26714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026.2" calcext:value-type="float">
            <text:p>39026,2</text:p>
          </table:table-cell>
          <table:table-cell office:value-type="float" office:value="30806.3" calcext:value-type="float">
            <text:p>30806,3</text:p>
          </table:table-cell>
          <table:table-cell office:value-type="float" office:value="30529.5" calcext:value-type="float">
            <text:p>30529,5</text:p>
          </table:table-cell>
          <table:table-cell table:number-columns-repeated="3"/>
        </table:table-row>
        <table:table-row table:style-name="ro1">
          <table:table-cell office:value-type="float" office:value="38619.2" calcext:value-type="float">
            <text:p>38619,2</text:p>
          </table:table-cell>
          <table:table-cell office:value-type="float" office:value="37842.9" calcext:value-type="float">
            <text:p>37842,9</text:p>
          </table:table-cell>
          <table:table-cell table:number-columns-repeated="2" office:value-type="float" office:value="21749" calcext:value-type="float">
            <text:p>21749</text:p>
          </table:table-cell>
          <table:table-cell table:number-columns-repeated="3"/>
        </table:table-row>
        <table:table-row table:style-name="ro1">
          <table:table-cell office:value-type="float" office:value="42357" calcext:value-type="float">
            <text:p>42357</text:p>
          </table:table-cell>
          <table:table-cell office:value-type="float" office:value="41462.8" calcext:value-type="float">
            <text:p>41462,8</text:p>
          </table:table-cell>
          <table:table-cell office:value-type="float" office:value="26311.6" calcext:value-type="float">
            <text:p>26311,6</text:p>
          </table:table-cell>
          <table:table-cell office:value-type="float" office:value="26347.6" calcext:value-type="float">
            <text:p>26347,6</text:p>
          </table:table-cell>
          <table:table-cell table:number-columns-repeated="3"/>
        </table:table-row>
        <table:table-row table:style-name="ro1">
          <table:table-cell office:value-type="float" office:value="36812.1" calcext:value-type="float">
            <text:p>36812,1</text:p>
          </table:table-cell>
          <table:table-cell office:value-type="float" office:value="38040.5" calcext:value-type="float">
            <text:p>38040,5</text:p>
          </table:table-cell>
          <table:table-cell office:value-type="float" office:value="27958.4" calcext:value-type="float">
            <text:p>27958,4</text:p>
          </table:table-cell>
          <table:table-cell office:value-type="float" office:value="27951.8" calcext:value-type="float">
            <text:p>27951,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 AVERAGE ([.A2:.A101])" office:value-type="float" office:value="37085.767" calcext:value-type="float">
            <text:p>37085,767</text:p>
          </table:table-cell>
          <table:table-cell table:formula="of:= AVERAGE ([.B2:.B101])" office:value-type="float" office:value="37113.589" calcext:value-type="float">
            <text:p>37113,589</text:p>
          </table:table-cell>
          <table:table-cell table:formula="of:= AVERAGE ([.C2:.C101])" office:value-type="float" office:value="28139.352" calcext:value-type="float">
            <text:p>28139,352</text:p>
          </table:table-cell>
          <table:table-cell table:formula="of:= AVERAGE ([.D2:.D101])" office:value-type="float" office:value="28164.091" calcext:value-type="float">
            <text:p>28164,091</text:p>
          </table:table-cell>
          <table:table-cell table:number-columns-repeated="3"/>
        </table:table-row>
        <table:table-row table:style-name="ro1" table:number-rows-repeated="10484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0T15:27:57.457114148</dc:date>
    <meta:editing-duration>PT1H10M24S</meta:editing-duration>
    <meta:editing-cycles>2</meta:editing-cycles>
    <meta:generator>LibreOffice/6.4.7.2$Linux_X86_64 LibreOffice_project/40$Build-2</meta:generator>
    <meta:document-statistic meta:table-count="1" meta:cell-count="432" meta:object-count="0"/>
  </office:meta>
</office:document-meta>
</file>